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320000010FF51B5264.png"/>
  <manifest:file-entry manifest:media-type="image/png" manifest:full-path="Pictures/1000000000000151000000A25A4D13F8.png"/>
  <manifest:file-entry manifest:media-type="image/png" manifest:full-path="Pictures/10000000000001080000009DB41445E8.png"/>
  <manifest:file-entry manifest:media-type="image/png" manifest:full-path="Pictures/10000000000001110000010E4B0F5B6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6.477cm" svg:height="5.736cm" draw:z-index="0"><draw:image xlink:href="Pictures/10000000000001320000010FF51B5264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><draw:frame draw:style-name="fr1" draw:name="graphics2" text:anchor-type="paragraph" svg:width="5.779cm" svg:height="5.715cm" draw:z-index="1"><draw:image xlink:href="Pictures/10000000000001110000010E4B0F5B6A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graphics3" text:anchor-type="paragraph" svg:width="5.588cm" svg:height="3.323cm" draw:z-index="2"><draw:image xlink:href="Pictures/10000000000001080000009DB41445E8.png" xlink:type="simple" xlink:show="embed" xlink:actuate="onLoad"/></draw:frame></text:p>
      <text:p text:style-name="Standard"/>
      <text:p text:style-name="Standard"/>
      <text:p text:style-name="Standard"/>
      <text:p text:style-name="Standard"><draw:frame draw:style-name="fr1" draw:name="graphics4" text:anchor-type="paragraph" svg:width="7.133cm" svg:height="3.429cm" draw:z-index="3"><draw:image xlink:href="Pictures/1000000000000151000000A25A4D13F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1T10:57:20.37</meta:creation-date>
    <meta:document-statistic meta:table-count="0" meta:image-count="4" meta:object-count="0" meta:page-count="1" meta:paragraph-count="0" meta:word-count="0" meta:character-count="0"/>
    <dc:date>2015-01-21T10:59:56.37</dc:date>
    <meta:editing-duration>PT2M36S</meta:editing-duration>
    <meta:editing-cycles>1</meta:editing-cycles>
    <meta:generator>OpenOffice/4.0.1$Win32 OpenOffice.org_project/401m5$Build-9714</meta:generator>
  </office:meta>
</office:document-meta>
</file>